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0000" draw:opacity="20%" draw:textarea-vertical-align="middle" draw:shadow-opacity="20%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1.532cm" svg:height="1.8cm" draw:transform="rotate (3.08521851875038) translate (17.026cm 15.394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3.08521851875038) translate (16.7172878118656cm 14.8404933392245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3.08521851875038) translate (17.0045915284451cm 14.9297960995895cm)" svg:viewBox="0 0 635 851" svg:d="m219 0c195 24 437 182 414 438s-268 413-414 413c-267-73-316-754 0-851z">
            <text:p/>
          </draw:path>
        </draw:g>
        <draw:g>
          <draw:custom-shape draw:style-name="gr3" draw:text-style-name="P1" draw:layer="layout" svg:width="1.532cm" svg:height="1.8cm" draw:transform="rotate (-2.52933115199018) translate (18.396cm 14.431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2.52933115199018) translate (17.8104650533165cm 14.1880047372815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2.52933115199018) translate (18.0912633488973cm 14.0799736039535cm)" svg:viewBox="0 0 635 851" svg:d="m219 0c195 24 437 182 414 438s-268 413-414 413c-267-73-316-754 0-851z">
            <text:p/>
          </draw:path>
        </draw:g>
        <draw:frame draw:style-name="gr4" draw:text-style-name="P2" draw:layer="layout" svg:width="18.947cm" svg:height="2.791cm" svg:x="1.353cm" svg:y="2.1cm">
          <draw:text-box>
            <text:p><text:span text:style-name="T1">ビーズであそぼう</text:span></text:p>
          </draw:text-box>
        </draw:frame>
        <draw:g>
          <draw:custom-shape draw:style-name="gr5" draw:text-style-name="P1" draw:layer="layout" svg:width="1.532cm" svg:height="1.8cm" draw:transform="rotate (-2.26753176419103) translate (19.36cm 13.566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2.26753176419103) translate (18.7307410891072cm 13.4827913819764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2.26753176419103) translate (18.9740109000173cm 13.305765373523cm)" svg:viewBox="0 0 635 851" svg:d="m219 0c195 24 437 182 414 438s-268 413-414 413c-267-73-316-754 0-851z">
            <text:p/>
          </draw:path>
        </draw:g>
        <draw:g>
          <draw:custom-shape draw:style-name="gr6" draw:text-style-name="P1" draw:layer="layout" svg:width="1.532cm" svg:height="1.8cm" draw:transform="rotate (-1.60657557646078) translate (19.596cm 11.98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1.60657557646078) translate (19.0496244412131cm 12.3008628717302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1.60657557646078) translate (19.1329916946153cm 12.0117810327479cm)" svg:viewBox="0 0 635 851" svg:d="m219 0c195 24 437 182 414 438s-268 413-414 413c-267-73-316-754 0-851z">
            <text:p/>
          </draw:path>
        </draw:g>
        <draw:g>
          <draw:custom-shape draw:style-name="gr7" draw:text-style-name="P1" draw:layer="layout" svg:width="1.532cm" svg:height="1.8cm" draw:transform="rotate (-1.38771128826069) translate (19.421cm 10.803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1.38771128826069) translate (18.9561296699106cm 11.2353840760853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1.38771128826069) translate (18.9747423899418cm 10.9350975875077cm)" svg:viewBox="0 0 635 851" svg:d="m219 0c195 24 437 182 414 438s-268 413-414 413c-267-73-316-754 0-851z">
            <text:p/>
          </draw:path>
        </draw:g>
        <draw:g>
          <draw:custom-shape draw:style-name="gr8" draw:text-style-name="P1" draw:layer="layout" svg:width="1.532cm" svg:height="1.8cm" draw:transform="rotate (-1.06953776562213) translate (18.875cm 9.703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1.06953776562213) translate (18.5691938222629cm 10.2583106409155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1.06953776562213) translate (18.492933032943cm 9.96727335708145cm)" svg:viewBox="0 0 635 851" svg:d="m219 0c195 24 437 182 414 438s-268 413-414 413c-267-73-316-754 0-851z">
            <text:p/>
          </draw:path>
        </draw:g>
        <draw:g>
          <draw:custom-shape draw:style-name="gr9" draw:text-style-name="P1" draw:layer="layout" svg:width="1.532cm" svg:height="1.8cm" draw:transform="rotate (-0.863588913886795) translate (18.262cm 8.949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0.863588913886795) translate (18.0754917965122cm 9.55497002196011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0.863588913886795) translate (17.9413266213229cm 9.28567814622741cm)" svg:viewBox="0 0 635 851" svg:d="m219 0c195 24 437 182 414 438s-268 413-414 413c-267-73-316-754 0-851z">
            <text:p/>
          </draw:path>
        </draw:g>
        <draw:g>
          <draw:custom-shape draw:style-name="gr10" draw:text-style-name="P1" draw:layer="layout" svg:width="1.532cm" svg:height="1.8cm" draw:transform="rotate (-0.726580567605239) translate (17.339cm 8.236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0.72658056760524) translate (17.2371801985169cm 8.8615188946283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0.72658056760524) translate (17.0674923669417cm 8.61307483979cm)" svg:viewBox="0 0 635 851" svg:d="m219 0c195 24 437 182 414 438s-268 413-414 413c-267-73-316-754 0-851z">
            <text:p/>
          </draw:path>
        </draw:g>
        <draw:g>
          <draw:custom-shape draw:style-name="gr11" draw:text-style-name="P1" draw:layer="layout" svg:width="1.532cm" svg:height="1.8cm" draw:transform="rotate (-0.626049602690366) translate (16.389cm 7.625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0.626049602690366) translate (16.3505453935106cm 8.25752890033807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0.626049602690366) translate (16.1567800415273cm 8.02736939708003cm)" svg:viewBox="0 0 635 851" svg:d="m219 0c195 24 437 182 414 438s-268 413-414 413c-267-73-316-754 0-851z">
            <text:p/>
          </draw:path>
        </draw:g>
        <draw:g>
          <draw:custom-shape draw:style-name="gr12" draw:text-style-name="P1" draw:layer="layout" svg:width="1.532cm" svg:height="1.8cm" draw:transform="rotate (-0.459370659124907) translate (15.067cm 7.048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0.459370659124908) translate (15.1341230822292cm 7.67805643925289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0.459370659124909) translate (14.9048577285329cm 7.48323394013195cm)" svg:viewBox="0 0 635 851" svg:d="m219 0c195 24 437 182 414 438s-268 413-414 413c-267-73-316-754 0-851z">
            <text:p/>
          </draw:path>
        </draw:g>
        <draw:g>
          <draw:custom-shape draw:style-name="gr13" draw:text-style-name="P1" draw:layer="layout" svg:width="1.532cm" svg:height="1.8cm" draw:transform="rotate (-0.349065850398865) translate (13.865cm 6.8cm)">
            <text:p/>
            <draw:enhanced-geometry svg:viewBox="0 0 21600 21600" draw:path-stretchpoint-x="10800" draw:path-stretchpoint-y="10800" draw:text-areas="?f3 ?f4 ?f5 ?f6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0.349065850398867) translate (14.0015152152012cm 7.41957696771621cm)" svg:viewBox="0 0 318 705" svg:d="m24 0c146 73 316 134 292 389s-219 292-316 316c122-267 97-486 24-705z">
            <text:p/>
          </draw:path>
          <draw:path draw:style-name="gr2" draw:text-style-name="P1" draw:layer="layout" svg:width="0.634cm" svg:height="0.85cm" draw:transform="rotate (-0.349065850398867) translate (13.7521968943534cm 7.25117630424108cm)" svg:viewBox="0 0 635 851" svg:d="m219 0c195 24 437 182 414 438s-268 413-414 413c-267-73-316-754 0-851z">
            <text:p/>
          </draw:path>
        </draw:g>
        <draw:g>
          <draw:custom-shape draw:style-name="gr14" draw:text-style-name="P1" draw:layer="layout" svg:width="1.532cm" svg:height="1.8cm" draw:transform="rotate (-2.52933115199018) translate (5.9cm 21.173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2.53037834954138) translate (4.45847112721569cm 21.1128806814764cm)" svg:viewBox="0 0 318 705" svg:d="m295 0c-146 73-317 134-293 389s219 292 316 316c-122-267-97-486-23-705z">
            <text:p/>
          </draw:path>
          <draw:path draw:style-name="gr2" draw:text-style-name="P1" draw:layer="layout" svg:width="0.634cm" svg:height="0.85cm" draw:transform="rotate (2.52950568491538) translate (4.43610677094154cm 21.1866336250292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8cm" draw:transform="rotate (-2.26753176419103) translate (5.099cm 19.825cm)">
            <text:p/>
            <draw:enhanced-geometry svg:viewBox="0 0 21600 21600" draw:path-stretchpoint-x="10800" draw:path-stretchpoint-y="10800" draw:text-areas="?f3 ?f4 ?f5 ?f6" draw:mirror-horizontal="tru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2.26857896174223) translate (3.57097212943332cm 19.9859712325593cm)" svg:viewBox="0 0 318 705" svg:d="m295 0c-146 73-317 134-293 389s219 292 316 316c-122-267-97-486-23-705z">
            <text:p/>
          </draw:path>
          <draw:path draw:style-name="gr2" draw:text-style-name="P1" draw:layer="layout" svg:width="0.634cm" svg:height="0.85cm" draw:transform="rotate (2.26735723126583) translate (3.53007933511762cm 20.0514076094959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8cm" draw:transform="rotate (-1.60657557646078) translate (4.3cm 18.139cm)">
            <text:p/>
            <draw:enhanced-geometry svg:viewBox="0 0 21600 21600" draw:path-stretchpoint-x="10800" draw:path-stretchpoint-y="10800" draw:text-areas="?f3 ?f4 ?f5 ?f6" draw:mirror-horizontal="tru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1.60622651061038) translate (3.00365410497413cm 18.777824731759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1.60605197768518) translate (2.93148169857177cm 18.8047044941183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8cm" draw:transform="rotate (-1.38771128826069) translate (3.969cm 16.57cm)">
            <text:p/>
            <draw:enhanced-geometry svg:viewBox="0 0 21600 21600" draw:path-stretchpoint-x="10800" draw:path-stretchpoint-y="10800" draw:text-areas="?f3 ?f4 ?f5 ?f6" draw:mirror-horizontal="tru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1.38753675533549) translate (2.88588317581481cm 17.3152777484487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1.38823488703629) translate (2.80990747424309cm 17.3262736326574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8cm" draw:transform="rotate (-1.06953776562213) translate (3.578cm 15.062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1.06901416684653) translate (2.88881365509305cm 15.8962053117758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1.06918869977173) translate (2.81309551627903cm 15.8825520460486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799cm" draw:transform="rotate (-0.863588913886795) translate (3.667cm 13.87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0.863065315111196) translate (3.27471595327647cm 14.7176845533227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0.863414380961595) translate (3.20339921055295cm 14.6889365164735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8cm" draw:transform="rotate (-0.726580567605239) translate (4.054cm 12.837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0.726056968829641) translate (3.86795199785725cm 13.6737246176035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0.727104166380838) translate (3.80121178923644cm 13.6359099280704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799cm" draw:transform="rotate (-0.626049602690366) translate (5.259cm 12.17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0.625526003914768) translate (5.22559082482057cm 12.9887954285248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0.626224135615565) translate (5.16301202031159cm 12.9442732135224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8cm" draw:transform="rotate (-0.459370659124907) translate (6.197cm 11.67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0.459894257900506) translate (6.42049905548957cm 12.4413949445596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0.459719724975306) translate (6.36632766637711cm 12.3867685997572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799cm" draw:transform="rotate (-0.349065850398865) translate (7.314cm 11.155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0.348716784548467) translate (7.70447535728902cm 11.8832982273548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0.349414916249265) translate (7.65645372920677cm 11.8233841327229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801cm" draw:transform="rotate (1.41842908309579) translate (13.135cm 18.473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1.4173818855446) translate (14.5174381055659cm 17.9040439099816cm)" svg:viewBox="0 0 318 705" svg:d="m295 0c-146 73-317 134-293 389s219 292 316 316c-122-267-97-486-23-705z">
            <text:p/>
          </draw:path>
          <draw:path draw:style-name="gr2" draw:text-style-name="P1" draw:layer="layout" svg:width="0.634cm" svg:height="0.85cm" draw:transform="rotate (-1.41825455017059) translate (14.5861432901864cm 17.8691260245858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801cm" draw:transform="rotate (1.68022847089494) translate (13.524cm 19.945cm)">
            <text:p/>
            <draw:enhanced-geometry svg:viewBox="0 0 21600 21600" draw:path-stretchpoint-x="10800" draw:path-stretchpoint-y="10800" draw:text-areas="?f3 ?f4 ?f5 ?f6" draw:mirror-horizontal="tru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1.67918127334375) translate (14.6868915968593cm 19.2318421922115cm)" svg:viewBox="0 0 318 705" svg:d="m295 0c-146 73-317 134-293 389s219 292 316 316c-122-267-97-486-23-705z">
            <text:p/>
          </draw:path>
          <draw:path draw:style-name="gr2" draw:text-style-name="P1" draw:layer="layout" svg:width="0.634cm" svg:height="0.85cm" draw:transform="rotate (-1.68040300382014) translate (14.7624218849714cm 19.2160524603824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8cm" draw:transform="rotate (2.34118465862519) translate (13.907cm 21.322cm)">
            <text:p/>
            <draw:enhanced-geometry svg:viewBox="0 0 21600 21600" draw:path-stretchpoint-x="10800" draw:path-stretchpoint-y="10800" draw:text-areas="?f3 ?f4 ?f5 ?f6" draw:mirror-horizontal="tru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2.34153372447559) translate (14.2077822200227cm 20.4776037718484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-2.34170825740079) translate (14.277142445313cm 20.5110781951905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8cm" draw:transform="rotate (2.56004894682528) translate (13.268cm 22.385cm)">
            <text:p/>
            <draw:enhanced-geometry svg:viewBox="0 0 21600 21600" draw:path-stretchpoint-x="10800" draw:path-stretchpoint-y="10800" draw:text-areas="?f3 ?f4 ?f5 ?f6" draw:mirror-horizontal="tru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2.56022347975048) translate (13.2338798492586cm 21.5750680502489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-2.55952534804968) translate (13.2944105458612cm 21.6222829998692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799cm" draw:transform="rotate (2.87822246946385) translate (12.722cm 23.243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2.87874606823945) translate (12.2077925653897cm 22.5553333480719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-2.87857153531425) translate (12.2503571610969cm 22.6194262759405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799cm" draw:transform="rotate (3.08417132119918) translate (11.889cm 23.664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-3.08469491997478) translate (11.0901772844324cm 23.0927045843872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-3.08434585412438) translate (11.1188019476714cm 23.1640709354907cm)" svg:viewBox="0 0 635 851" svg:d="m415 0c-195 24-437 182-413 438s268 413 414 413c267-73 315-754-1-851z">
            <text:p/>
          </draw:path>
        </draw:g>
        <draw:g>
          <draw:custom-shape draw:style-name="gr14" draw:text-style-name="P1" draw:layer="layout" svg:width="1.532cm" svg:height="1.8cm" draw:transform="rotate (-3.06200563969885) translate (10.641cm 23.643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3.06148204092325) translate (9.6684226865601cm 23.1619923463141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3.06252923847445) translate (9.68733630255609cm 23.2363326538276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799cm" draw:transform="rotate (-2.96147467478398) translate (9.577cm 23.29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2.96095107600838) translate (8.4920122888801cm 22.881732960339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2.96164920770918) translate (8.50320467849637cm 22.9577136474719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8cm" draw:transform="rotate (-2.79479573121852) translate (8.521cm 22.678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2.79531932999412) translate (7.26978843732293cm 22.3983885425058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2.79514479706892) translate (7.26786909444001cm 22.4752968844964cm)" svg:viewBox="0 0 635 851" svg:d="m416 0c-195 24-437 182-414 438s267 413 413 413c267-73 317-754 1-851z">
            <text:p/>
          </draw:path>
        </draw:g>
        <draw:g>
          <draw:custom-shape draw:style-name="gr14" draw:text-style-name="P1" draw:layer="layout" svg:width="1.532cm" svg:height="1.8cm" draw:transform="rotate (-2.68449092249248) translate (7.319cm 22.048cm)">
            <text:p/>
            <draw:enhanced-geometry svg:viewBox="0 0 21600 21600" draw:path-stretchpoint-x="10800" draw:path-stretchpoint-y="10800" draw:text-areas="?f3 ?f4 ?f5 ?f6" draw:mirror-horizontal="true" draw:mirror-vertical="false" draw:type="round-rectangle" draw:modifiers="9358.514521504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0.317cm" svg:height="0.704cm" draw:transform="rotate (2.68414185664208) translate (5.97818668577342cm 21.8581737660218cm)" svg:viewBox="0 0 318 705" svg:d="m294 0c-146 73-316 134-292 389s219 292 316 316c-122-267-97-486-24-705z">
            <text:p/>
          </draw:path>
          <draw:path draw:style-name="gr2" draw:text-style-name="P1" draw:layer="layout" svg:width="0.634cm" svg:height="0.85cm" draw:transform="rotate (2.68483998834288) translate (5.96819420445096cm 21.9343047440547cm)" svg:viewBox="0 0 635 851" svg:d="m416 0c-195 24-437 182-414 438s267 413 413 413c267-73 317-754 1-85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4T21:21:38.28</meta:creation-date>
    <meta:editing-duration>PT22H58M56S</meta:editing-duration>
    <meta:editing-cycles>2</meta:editing-cycles>
    <meta:generator>LibreOffice/3.4$Win32 LibreOffice_project/340m1$Build-203</meta:generator>
    <meta:print-date>2012-12-24T21:31:12.82</meta:print-date>
    <dc:date>2012-12-24T21:31:37.99</dc:date>
    <meta:document-statistic meta:object-count="125"/>
  </office:meta>
</office:document-meta>
</file>